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cff5f"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60"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7" style:family="text">
      <style:text-properties fo:color="#808080" loext:opacity="100%" fo:font-weight="bold" officeooo:rsid="009ef0a8" style:letter-kerning="false" style:font-name-asian="Times New Roman" style:font-weight-asian="bold" style:language-complex="ar" style:country-complex="SA"/>
    </style:style>
    <style:style style:name="T68" style:family="text">
      <style:text-properties fo:font-size="9pt" fo:language="en" fo:country="US" fo:font-weight="normal" style:font-size-asian="9pt" style:font-weight-asian="normal" style:font-name-complex="Calibri2" style:font-size-complex="9pt" style:font-weight-complex="normal"/>
    </style:style>
    <style:style style:name="T6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1" style:family="text">
      <style:text-properties fo:font-size="9pt" fo:language="en" fo:country="US" style:font-size-asian="9pt" style:language-asian="de" style:country-asian="DE" style:font-name-complex="Calibri2" style:font-size-complex="9pt"/>
    </style:style>
    <style:style style:name="T72" style:family="text">
      <style:text-properties fo:font-size="9pt" fo:language="en" fo:country="US" officeooo:rsid="003c95bc" style:font-size-asian="9pt" style:language-asian="de" style:country-asian="DE" style:font-name-complex="Calibri2" style:font-size-complex="9pt"/>
    </style:style>
    <style:style style:name="T73" style:family="text">
      <style:text-properties fo:font-size="12pt" fo:language="pl" fo:country="PL" style:font-size-asian="12pt" style:font-name-complex="Calibri2" style:font-size-complex="12pt"/>
    </style:style>
    <style:style style:name="T74" style:family="text">
      <style:text-properties fo:font-size="12pt" fo:language="pl" fo:country="PL" fo:font-weight="normal" style:font-size-asian="12pt" style:font-weight-asian="normal" style:font-name-complex="Calibri2" style:font-size-complex="12pt" style:font-weight-complex="normal"/>
    </style:style>
    <style:style style:name="T75" style:family="text">
      <style:text-properties style:font-name="Calibri1" fo:font-size="9pt" fo:language="en" fo:country="US" style:font-size-asian="9pt" style:font-name-complex="Calibri2" style:font-size-complex="9pt"/>
    </style:style>
    <style:style style:name="T76" style:family="text">
      <style:text-properties style:font-name="Calibri1" fo:font-size="9pt" fo:language="en" fo:country="US" officeooo:rsid="002b8129" style:font-size-asian="9pt" style:font-name-complex="Calibri2" style:font-size-complex="9pt"/>
    </style:style>
    <style:style style:name="T77" style:family="text">
      <style:text-properties style:font-name="Calibri1" fo:font-size="9pt" fo:language="en" fo:country="US" officeooo:rsid="00aa1ad9" style:font-size-asian="9pt" style:font-name-complex="Calibri2" style:font-size-complex="9pt"/>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style:font-name="Calibri1" fo:font-size="9pt" fo:language="en" fo:country="US" style:font-size-asian="9pt" style:language-asian="de" style:country-asian="DE" style:font-name-complex="Calibri2" style:font-size-complex="9pt"/>
    </style:style>
    <style:style style:name="T80" style:family="text">
      <style:text-properties style:font-name="Calibri1" fo:font-size="9pt" fo:language="en" fo:country="US" style:font-name-asian="Calibri2" style:font-size-asian="9pt" style:font-name-complex="Calibri2" style:font-size-complex="9pt"/>
    </style:style>
    <style:style style:name="T81" style:family="text">
      <style:text-properties style:font-name="Calibri1" fo:font-size="9pt" fo:language="en" fo:country="US" officeooo:rsid="006a5e40" style:font-name-asian="Calibri2" style:font-size-asian="9pt" style:font-name-complex="Calibri2" style:font-size-complex="9pt"/>
    </style:style>
    <style:style style:name="T82" style:family="text">
      <style:text-properties style:font-name="Calibri1" fo:font-size="9pt" fo:language="en" fo:country="US" officeooo:rsid="006c0f96" style:font-name-asian="Calibri2" style:font-size-asian="9pt" style:font-name-complex="Calibri2" style:font-size-complex="9pt"/>
    </style:style>
    <style:style style:name="T83" style:family="text">
      <style:text-properties style:font-name="Calibri1" fo:font-size="9pt" fo:language="en" fo:country="US" officeooo:rsid="007ce295" style:font-name-asian="Calibri2" style:font-size-asian="9pt" style:font-name-complex="Calibri2" style:font-size-complex="9pt"/>
    </style:style>
    <style:style style:name="T84" style:family="text">
      <style:text-properties style:font-name="Calibri1" fo:font-size="9pt" fo:language="en" fo:country="US" officeooo:rsid="00804dd1" style:font-name-asian="Calibri2" style:font-size-asian="9pt" style:font-name-complex="Calibri2" style:font-size-complex="9pt"/>
    </style:style>
    <style:style style:name="T85" style:family="text">
      <style:text-properties style:font-name="Calibri1" fo:font-size="9pt" fo:language="en" fo:country="US" officeooo:rsid="00860878" style:font-name-asian="Calibri2" style:font-size-asian="9pt" style:font-name-complex="Calibri2" style:font-size-complex="9pt"/>
    </style:style>
    <style:style style:name="T86" style:family="text">
      <style:text-properties style:font-name="Calibri1" fo:font-size="9pt" fo:language="en" fo:country="US" officeooo:rsid="00873fa0" style:font-name-asian="Calibri2" style:font-size-asian="9pt" style:font-name-complex="Calibri2" style:font-size-complex="9pt"/>
    </style:style>
    <style:style style:name="T87" style:family="text">
      <style:text-properties style:font-name="Calibri1" fo:font-size="9pt" fo:language="en" fo:country="US" officeooo:rsid="00874fa5" style:font-name-asian="Calibri2" style:font-size-asian="9pt" style:font-name-complex="Calibri2" style:font-size-complex="9pt"/>
    </style:style>
    <style:style style:name="T88" style:family="text">
      <style:text-properties style:font-name="Calibri1" fo:font-size="9pt" fo:language="en" fo:country="US" officeooo:rsid="009be146" style:font-name-asian="Calibri2" style:font-size-asian="9pt" style:font-name-complex="Calibri2" style:font-size-complex="9pt"/>
    </style:style>
    <style:style style:name="T89" style:family="text">
      <style:text-properties style:font-name="Calibri1" fo:font-size="9pt" fo:language="en" fo:country="US" officeooo:rsid="00a29080" style:font-name-asian="Calibri2" style:font-size-asian="9pt" style:font-name-complex="Calibri2" style:font-size-complex="9pt"/>
    </style:style>
    <style:style style:name="T90" style:family="text">
      <style:text-properties style:font-name="Calibri1" fo:font-size="9pt" fo:language="en" fo:country="US" officeooo:rsid="00a2a6d6" style:font-name-asian="Calibri2" style:font-size-asian="9pt" style:font-name-complex="Calibri2" style:font-size-complex="9pt"/>
    </style:style>
    <style:style style:name="T91" style:family="text">
      <style:text-properties style:font-name="Calibri1" fo:font-size="9pt" fo:language="en" fo:country="US" officeooo:rsid="00a36c36" style:font-name-asian="Calibri2" style:font-size-asian="9pt" style:font-name-complex="Calibri2" style:font-size-complex="9pt"/>
    </style:style>
    <style:style style:name="T92" style:family="text">
      <style:text-properties style:font-name="Calibri1" fo:font-size="9pt" fo:language="en" fo:country="US" officeooo:rsid="00b98d8c" style:font-name-asian="Calibri2" style:font-size-asian="9pt" style:font-name-complex="Calibri2" style:font-size-complex="9pt"/>
    </style:style>
    <style:style style:name="T9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8"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9" style:family="text">
      <style:text-properties officeooo:rsid="00364644"/>
    </style:style>
    <style:style style:name="T110" style:family="text">
      <style:text-properties style:font-name="Calibri"/>
    </style:style>
    <style:style style:name="T111" style:family="text">
      <style:text-properties style:font-name="Calibri" fo:font-size="9pt" style:font-size-asian="9pt"/>
    </style:style>
    <style:style style:name="T112" style:family="text">
      <style:text-properties style:font-name="Calibri" fo:font-size="9pt" officeooo:rsid="003c95bc" style:font-size-asian="9pt"/>
    </style:style>
    <style:style style:name="T113" style:family="text">
      <style:text-properties style:font-name="Calibri" fo:font-size="9pt" officeooo:rsid="008bab13" style:font-size-asian="9pt"/>
    </style:style>
    <style:style style:name="T11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fo:language="en" fo:country="US" style:font-name-complex="Calibri2" style:font-size-complex="9pt"/>
    </style:style>
    <style:style style:name="T116" style:family="text">
      <style:text-properties style:font-name="Calibri" fo:language="en" fo:country="US" officeooo:rsid="003bd67d" style:font-name-complex="Calibri2" style:font-size-complex="9pt"/>
    </style:style>
    <style:style style:name="T117" style:family="text">
      <style:text-properties style:font-name="Calibri" fo:language="en" fo:country="US" officeooo:rsid="003c95bc" style:font-name-complex="Calibri2" style:font-size-complex="9pt"/>
    </style:style>
    <style:style style:name="T118" style:family="text">
      <style:text-properties style:font-name="Calibri" fo:language="en" fo:country="US" officeooo:rsid="00446599" style:font-name-complex="Calibri2" style:font-size-complex="9pt"/>
    </style:style>
    <style:style style:name="T119" style:family="text">
      <style:text-properties style:font-name="Calibri" officeooo:rsid="003bd67d"/>
    </style:style>
    <style:style style:name="T120" style:family="text">
      <style:text-properties style:font-name="Calibri" officeooo:rsid="003c95bc"/>
    </style:style>
    <style:style style:name="T121" style:family="text">
      <style:text-properties style:font-name="Calibri" officeooo:rsid="0040e412"/>
    </style:style>
    <style:style style:name="T122" style:family="text">
      <style:text-properties style:font-name="Calibri" officeooo:rsid="0040e412" style:letter-kerning="false" style:language-complex="ar" style:country-complex="SA"/>
    </style:style>
    <style:style style:name="T123" style:family="text">
      <style:text-properties style:font-name="Calibri" officeooo:rsid="008fd147" style:letter-kerning="false" style:language-complex="ar" style:country-complex="SA"/>
    </style:style>
    <style:style style:name="T124" style:family="text">
      <style:text-properties officeooo:rsid="0040e412"/>
    </style:style>
    <style:style style:name="T125" style:family="text">
      <style:text-properties officeooo:rsid="0044f2f7" style:letter-kerning="false" style:language-complex="ar" style:country-complex="SA"/>
    </style:style>
    <style:style style:name="T126" style:family="text">
      <style:text-properties officeooo:rsid="0042afc7"/>
    </style:style>
    <style:style style:name="T127" style:family="text">
      <style:text-properties officeooo:rsid="00467550"/>
    </style:style>
    <style:style style:name="T128"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73">MAREK SAGAN </text:span><text:span text:style-name="T3">•</text:span><text:span text:style-name="T74"> </text:span><text:span text:style-name="T28">JAVA / </text:span><text:span text:style-name="T29">DEVOPS EXPERT</text:span></text:p>
      <text:p text:style-name="P22"><text:span text:style-name="Internet_20_link"><text:span text:style-name="T51">Email (preferred)</text:span></text:span><text:span text:style-name="Internet_20_link"><text:span text:style-name="T52"><text:tab/></text:span></text:span><text:a xlink:type="simple" xlink:href="mailto:marek.sagan@protonmail.com" text:style-name="Internet_20_link" text:visited-style-name="Visited_20_Internet_20_Link"><text:span text:style-name="Internet_20_link"><text:span text:style-name="T53">marek.sagan@protonmail.com</text:span></text:span></text:a></text:p>
      <text:p text:style-name="P22"><text:span text:style-name="Internet_20_link"><text:span text:style-name="T54">Phone</text:span></text:span><text:span text:style-name="Internet_20_link"><text:span text:style-name="T55"><text:tab/></text:span></text:span><text:span text:style-name="Internet_20_link"><text:span text:style-name="T57">+</text:span></text:span><text:a xlink:type="simple" xlink:href="tel:0048737878782" office:target-frame-name="_self" xlink:show="replace" text:style-name="Internet_20_link" text:visited-style-name="Visited_20_Internet_20_Link"><text:span text:style-name="Internet_20_link"><text:span text:style-name="T56">48737878782</text:span></text:span></text:a></text:p>
      <text:p text:style-name="P22"><text:span text:style-name="Internet_20_link"><text:span text:style-name="T27">Website</text:span></text:span><text:span text:style-name="Internet_20_link"><text:span text:style-name="T60"><text:tab/></text:span></text:span><text:a xlink:type="simple" xlink:href="https://mareksagan.github.io/" text:style-name="ListLabel_20_13" text:visited-style-name="ListLabel_20_13"><text:span text:style-name="Internet_20_link"><text:span text:style-name="T64">https://</text:span></text:span><text:span text:style-name="Internet_20_link"><text:span text:style-name="T65">mareksagan.github.io</text:span></text:span></text:a></text:p>
      <text:p text:style-name="P23"><text:span text:style-name="Internet_20_link"><text:span text:style-name="T61">Address</text:span></text:span><text:span text:style-name="Internet_20_link"><text:span text:style-name="T58"><text:tab/></text:span></text:span><text:span text:style-name="Internet_20_link"><text:span text:style-name="T59">Sandomierska 18/3, 02-567, Warszawa, Poland</text:span></text:span></text:p>
      <text:p text:style-name="P22"><text:span text:style-name="Internet_20_link"><text:span text:style-name="T27">Projects</text:span></text:span><text:span text:style-name="Internet_20_link"><text:span text:style-name="T60"><text:tab/></text:span></text:span><text:a xlink:type="simple" xlink:href="https://github.com/mareksagan" text:style-name="ListLabel_20_12" text:visited-style-name="ListLabel_20_12"><text:span text:style-name="Internet_20_link"><text:span text:style-name="T64">https://github.com/mareksagan</text:span></text:span></text:a></text:p>
      <text:p text:style-name="P24"><text:span text:style-name="T42">References</text:span><text:span text:style-name="T75"><text:tab/></text:span><text:a xlink:type="simple" xlink:href="https://www.linkedin.com/in/marek-sagan/" text:style-name="ListLabel_20_14" text:visited-style-name="ListLabel_20_14"><text:span text:style-name="Internet_20_link"><text:span text:style-name="T75">https://www.linkedin.com/in/marek-sagan/</text:span></text:span></text:a></text:p>
      <text:p text:style-name="P24"><text:bookmark-start text:name="__DdeLink__844_3281257707"/><text:span text:style-name="T79">Availability</text:span><text:bookmark-end text:name="__DdeLink__844_3281257707"/><text:span text:style-name="T79"><text:tab/></text:span><text:span text:style-name="T44">Immediate</text:span></text:p>
      <text:p text:style-name="P1"/>
      <text:p text:style-name="P10"><text:span text:style-name="T69">8</text:span><text:bookmark-start text:name="__DdeLink__211_1757511297"/><text:span text:style-name="T68"> years of hands on web development </text:span><text:span text:style-name="T70">and DevOps</text:span><text:span text:style-name="T68">.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5">Skills </text:span><text:span text:style-name="T107">(years of experience)</text:span><text:span text:style-name="T75"><text:tab/></text:span><text:span text:style-name="T107">(</text:span><text:span text:style-name="T108">7</text:span><text:span text:style-name="T107">)</text:span><text:span text:style-name="T76"> </text:span><text:span text:style-name="T99">Java, Spring Boot, Spring Framework, </text:span><text:bookmark-start text:name="__DdeLink__238_3183704933"/><text:span text:style-name="T97">ReactJS, </text:span><text:span text:style-name="T106">Hooks, </text:span><text:span text:style-name="T100">Redux, Amazon Web Services / AWS, Amazon Elastic Beanstalk, Amazon EC2</text:span><text:span text:style-name="T97"><text:line-break/></text:span><text:span text:style-name="T107">(4)</text:span><text:span text:style-name="T97"> C#, .NET, LINQ, AngularJS, VueJS, Single Page Application / SPA, SCSS, Material Design, Scrum, Git, </text:span><text:span text:style-name="T98">Ansible,</text:span><text:span text:style-name="T97"> Maven, Java Database Connectivity / JDBC, JDK, Oracle Databases, </text:span><text:span text:style-name="T102">RDBMS, </text:span><text:span text:style-name="T9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6">Ethereum</text:span><text:span text:style-name="T9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5">IText</text:span><text:span text:style-name="T97">, Elasticsearch, Negotiation Skills, Market Research, Search Engine Optimization / SEO, Wordpress, PHP, Jekyll, Integrity, </text:span><text:span text:style-name="T105">Scala, Functional Programming</text:span><text:span text:style-name="T97"><text:line-break/></text:span><text:span text:style-name="T107">(3)</text:span><text:span text:style-name="T99"> </text:span><text:span text:style-name="T9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3">Ope</text:span><text:span text:style-name="T104">r</text:span><text:span text:style-name="T103">ations Research, </text:span><text:span text:style-name="T104">Distributed Computing, Distributed Systems, Web Applications</text:span><text:span text:style-name="T97"><text:line-break/></text:span><text:span text:style-name="T107">(2)</text:span><text:span text:style-name="T99"> </text:span><text:span text:style-name="T97">JEE / J2EE, Eclipse, </text:span><text:span text:style-name="T45">Stellar</text:span><text:span text:style-name="T9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7">, </text:span><text:span text:style-name="T101">Software Development Life Cycle / </text:span><text:span text:style-name="T104">SDLC Methodologies</text:span><text:span text:style-name="T101">, Technical Design, Product Development</text:span></text:p>
      <text:p text:style-name="P12"><text:span text:style-name="T68">Certification<text:tab/></text:span><text:span text:style-name="T32">Java SE 11 Developer, AWS Solutions Architect Associate, </text:span><text:span text:style-name="T33">Microsoft Azure Fundamentals, </text:span><text:span text:style-name="T32">Professional Scrum Master I</text:span><text:span text:style-name="T33">, </text:span><text:span text:style-name="T40">Prince2 Foundation, JavaScript: Understanding the Weird Parts, </text:span></text:p>
      <text:p text:style-name="P13"><text:span text:style-name="T40"><text:tab/>Machine Learning, Data Science and Deep Learning with Python, </text:span><text:span text:style-name="T33">Apache Tomcat Server </text:span><text:span text:style-name="T36">f</text:span><text:span text:style-name="T33">rom Beginners </text:span><text:span text:style-name="T36">t</text:span><text:span text:style-name="T33">o Advanced</text:span><text:span text:style-name="T31">, Building Real-Time REST APIs with Spring Boot, Master Hibernate </text:span><text:span text:style-name="T41">a</text:span><text:span text:style-name="T31">nd JPA </text:span><text:span text:style-name="T41">w</text:span><text:span text:style-name="T31">ith Spring Boot, </text:span><text:span text:style-name="T41">Apache Cassandra in 2 hours,</text:span><text:span text:style-name="T31"> Kafka &amp; Kafka Stream for Java Spring Boot, Complete React Developer with Redux, Hooks and GraphQL, Ethereum: Decentralized Application Design &amp; Development, Ja</text:span><text:span text:style-name="T39">karta EE / Java EE Deep Dive</text:span><text:span text:style-name="T31">, Complete Guide </text:span><text:span text:style-name="T36">t</text:span><text:span text:style-name="T31">o Elasticsearch, Kotlin </text:span><text:span text:style-name="T36">f</text:span><text:span text:style-name="T31">or Java Developers, Learn Test Driven Development </text:span><text:span text:style-name="T36">i</text:span><text:span text:style-name="T31">n Java, Master Drools, RabbitMQ </text:span><text:span text:style-name="T36">&amp; </text:span><text:span text:style-name="T31">Java Spring Boot System Integratio</text:span><text:span text:style-name="T36">n</text:span><text:span text:style-name="T31">, </text:span><text:span text:style-name="T34">Master Spring Boot Microservices with CQRS &amp; Even Sourcing,</text:span><text:span text:style-name="T32"> </text:span><text:span text:style-name="T37">Data Visualization with Kibana, Dive Into Ansible, Git Complete, Introduction to Sparx Enterprise Architect, Learn JIRA with Real-World Examples, Learn JMETER From Scratch on Live Apps, Neo4j: GraphDB Foundations with Cypher, OpenAPI: Beginner to Guru</text:span><text:span text:style-name="T32">, </text:span><text:span text:style-name="T38">Kubernetes Certified Application Developer, </text:span><text:span text:style-name="T39">Prometheus: The Complete Hands-On for Monitoring &amp; Alerting, CI/CD with Jenkins using Pipelines and Docker, </text:span><text:span text:style-name="T35">TOEFL, </text:span><text:span text:style-name="T31">TestDaF</text:span></text:p>
      <text:p text:style-name="P24"><text:span text:style-name="T75">Spoken languages<text:tab/>English (</text:span><text:span text:style-name="T43">fluent</text:span><text:span text:style-name="T75">), German (</text:span><text:span text:style-name="T77">fluent</text:span><text:span text:style-name="T97">), </text:span><text:span text:style-name="T75">Czech (</text:span><text:span text:style-name="T77">fluent</text:span><text:span text:style-name="T75">), Polish (native)</text:span></text:p>
      <text:p text:style-name="P2"><text:soft-page-break/></text:p>
      <text:h text:style-name="P21" text:outline-level="1">PERSONAL DATA</text:h>
      <text:p text:style-name="P11"><text:span text:style-name="T30">Citizenship</text:span><text:bookmark-start text:name="__DdeLink__844_32812577072"/><text:span text:style-name="T71"><text:tab/></text:span><text:bookmark-end text:name="__DdeLink__844_32812577072"/><text:span text:style-name="T71">Poland (European Union)</text:span></text:p>
      <text:p text:style-name="P11"><text:span text:style-name="T30">Interests</text:span><text:span text:style-name="T71"><text:tab/>Sports, health, </text:span><text:span text:style-name="T72">climate change</text:span></text:p>
      <text:p text:style-name="P7"/>
      <text:h text:style-name="P3" text:outline-level="1">WORK EXPERIENCE</text:h>
      <text:p text:style-name="P20"><text:span text:style-name="Dates_20_Char"><text:span text:style-name="T80">0</text:span></text:span><text:span text:style-name="Dates_20_Char"><text:span text:style-name="T92">1</text:span></text:span><text:span text:style-name="Dates_20_Char"><text:span text:style-name="T86">/</text:span></text:span><text:span text:style-name="Dates_20_Char"><text:span text:style-name="T80">202</text:span></text:span><text:span text:style-name="Dates_20_Char"><text:span text:style-name="T92">4</text:span></text:span><text:span text:style-name="Dates_20_Char"><text:span text:style-name="T80"> – </text:span></text:span><text:span text:style-name="Dates_20_Char"><text:span text:style-name="T83">0</text:span></text:span><text:span text:style-name="Dates_20_Char"><text:span text:style-name="T92">9</text:span></text:span><text:span text:style-name="Dates_20_Char"><text:span text:style-name="T86">/</text:span></text:span><text:span text:style-name="Dates_20_Char"><text:span text:style-name="T83">202</text:span></text:span><text:span text:style-name="Dates_20_Char"><text:span text:style-name="T92">4</text:span></text:span><text:span text:style-name="T93"><text:tab/></text:span><text:span text:style-name="Company_20_Char"><text:span text:style-name="T25">Knappschaft</text:span></text:span><text:span text:style-name="Company_20_Char"><text:span text:style-name="T20"> </text:span></text:span><text:span text:style-name="Company_20_Char"><text:span text:style-name="T80">– </text:span></text:span><text:span text:style-name="Company_20_Char"><text:span text:style-name="T25">Bochum</text:span></text:span><text:span text:style-name="Company_20_Char"><text:span text:style-name="T80">, </text:span></text:span><text:span text:style-name="Company_20_Char"><text:span text:style-name="T25">Germany</text:span></text:span></text:p>
      <text:p text:style-name="P34"><text:span text:style-name="T75"><text:tab/></text:span><text:span text:style-name="T78">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 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0"><text:span text:style-name="Dates_20_Char"><text:span text:style-name="T80"><text:line-break/>0</text:span></text:span><text:span text:style-name="Dates_20_Char"><text:span text:style-name="T89">3</text:span></text:span><text:span text:style-name="Dates_20_Char"><text:span text:style-name="T86">/</text:span></text:span><text:span text:style-name="Dates_20_Char"><text:span text:style-name="T80">202</text:span></text:span><text:span text:style-name="Dates_20_Char"><text:span text:style-name="T88">3</text:span></text:span><text:span text:style-name="Dates_20_Char"><text:span text:style-name="T80"> – </text:span></text:span><text:span text:style-name="Dates_20_Char"><text:span text:style-name="T90">1</text:span></text:span><text:span text:style-name="Dates_20_Char"><text:span text:style-name="T91">2</text:span></text:span><text:span text:style-name="Dates_20_Char"><text:span text:style-name="T90">/2023</text:span></text:span><text:span text:style-name="T93"><text:tab/></text:span><text:span text:style-name="Company_20_Char"><text:span text:style-name="T22">Orange Pol</text:span></text:span><text:span text:style-name="Company_20_Char"><text:span text:style-name="T23">and</text:span></text:span><text:span text:style-name="Company_20_Char"><text:span text:style-name="T22">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31"><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80">0</text:span></text:span><text:span text:style-name="Dates_20_Char"><text:span text:style-name="T86">6/</text:span></text:span><text:span text:style-name="Dates_20_Char"><text:span text:style-name="T80">202</text:span></text:span><text:span text:style-name="Dates_20_Char"><text:span text:style-name="T84">2</text:span></text:span><text:span text:style-name="Dates_20_Char"><text:span text:style-name="T80"> – </text:span></text:span><text:span text:style-name="Dates_20_Char"><text:span text:style-name="T83">0</text:span></text:span><text:span text:style-name="Dates_20_Char"><text:span text:style-name="T89">3</text:span></text:span><text:span text:style-name="Dates_20_Char"><text:span text:style-name="T86">/</text:span></text:span><text:span text:style-name="Dates_20_Char"><text:span text:style-name="T83">202</text:span></text:span><text:span text:style-name="Dates_20_Char"><text:span text:style-name="T85">3</text:span></text:span><text:span text:style-name="T93"><text:tab/></text:span><text:span text:style-name="Company_20_Char"><text:span text:style-name="T21">Circle K</text:span></text:span><text:span text:style-name="Company_20_Char"><text:span text:style-name="T20">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28"><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18">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80">0</text:span></text:span><text:span text:style-name="Dates_20_Char"><text:span text:style-name="T81">7/</text:span></text:span><text:span text:style-name="Dates_20_Char"><text:span text:style-name="T80">202</text:span></text:span><text:span text:style-name="Dates_20_Char"><text:span text:style-name="T82">1</text:span></text:span><text:span text:style-name="Dates_20_Char"><text:span text:style-name="T80"> – </text:span></text:span><text:span text:style-name="Dates_20_Char"><text:span text:style-name="T83">06/2022</text:span></text:span><text:span text:style-name="T93"><text:tab/></text:span><text:span text:style-name="Company_20_Char"><text:span text:style-name="T24">WorkFusion</text:span></text:span><text:span text:style-name="Company_20_Char"><text:span text:style-name="T20">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27"><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80">05/2020 – </text:span></text:span><text:span text:style-name="Dates_20_Char"><text:span text:style-name="T81">06/2021</text:span></text:span><text:span text:style-name="T93"><text:tab/></text:span><text:span text:style-name="Company_20_Char"><text:span text:style-name="T19">Orange Poland</text:span></text:span><text:span text:style-name="Company_20_Char"><text:span text:style-name="T80"> –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osition"><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63">Coding</text:span><text:span text:style-name="T62"> new features of and tuning the firmware / middleware on embedded systems (Java 7, ReactJS, Google Web Toolkit / GWT, Apache Kafka, Apache Zookeeper)</text:span></text:p>
        </text:list-item>
        <text:list-item>
          <text:p text:style-name="P40"><text:span text:style-name="T62">Involved in IoT / Internet of Things development of smart home entertainment solutions (MongoDB, Spring WebFlux)</text:span><text:span text:style-name="T62"/></text:p>
        </text:list-item>
        <text:list-item>
          <text:p text:style-name="P40"><text:soft-page-break/><text:span text:style-name="T62">Motivated help for juniors to grow based on trust and reputation and preparing high level internal training</text:span><text:span text:style-name="T62"/></text:p>
        </text:list-item>
        <text:list-item>
          <text:p text:style-name="P41"><text:bookmark text:name="__DdeLink__255_2247917217 Copy 1"/><text:span text:style-name="T122">Conducting performance analysis and performance tuning in the production environmen</text:span><text:span text:style-name="T123">t</text:span></text:p>
        </text:list-item>
      </text:list>
      <text:p text:style-name="P29"><text:span text:style-name="Dates_20_Char"/></text:p>
      <text:p text:style-name="P16"><text:span text:style-name="Dates_20_Char"><text:span text:style-name="T80">12/2019 – 04/2020</text:span></text:span><text:span text:style-name="T93"><text:tab/></text:span><text:span text:style-name="Company_20_Char"><text:span text:style-name="T80">E.STRADIS GmbH – Augsburg, Germany</text:span></text:span></text:p>
      <text:p text:style-name="Position"><text:span text:style-name="T75"><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25">follow up on</text:span> the solutions, <text:span text:style-name="T126">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24">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80">08/2019 – 12/2019</text:span></text:span><text:span text:style-name="T93"><text:tab/></text:span><text:span text:style-name="Company_20_Char"><text:span text:style-name="T80">DHL International GmbH – Prague, Czechia</text:span></text:span></text:p>
      <text:p text:style-name="Position"><text:span text:style-name="T75"><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27">cloud computing / distributed computing </text:span>and relational databases / data warehouse (Java 8, JDBC, Apache Tomcat, Spring Boot, Oracle 12g, Ehcache, HikariCP, Teradata Vantage, MyBatis, <text:span text:style-name="T109">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6"><text:span text:style-name="Dates_20_Char"><text:span text:style-name="T80"><text:line-break/>04/2019 – 08/2019</text:span></text:span><text:span text:style-name="T93"><text:tab/></text:span><text:span text:style-name="Company_20_Char"><text:span text:style-name="T80">Broadcom Inc. – Prague, Czechia</text:span></text:span></text:p>
      <text:p text:style-name="Position"><text:span text:style-name="T75"><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80">04/2018 – 04/2019</text:span></text:span><text:span text:style-name="T93"><text:tab/></text:span><text:span text:style-name="Company_20_Char"><text:span text:style-name="T80">A</text:span></text:span><text:span text:style-name="Company_20_Char"><text:span text:style-name="T19">maris</text:span></text:span><text:span text:style-name="Company_20_Char"><text:span text:style-name="T80"> C</text:span></text:span><text:span text:style-name="Company_20_Char"><text:span text:style-name="T19">onsulting</text:span></text:span><text:span text:style-name="Company_20_Char"><text:span text:style-name="T80"> – P</text:span></text:span><text:span text:style-name="Company_20_Char"><text:span text:style-name="T87">rague</text:span></text:span><text:span text:style-name="Company_20_Char"><text:span text:style-name="T80">, C</text:span></text:span><text:span text:style-name="Company_20_Char"><text:span text:style-name="T87">zechia</text:span></text:span></text:p>
      <text:p text:style-name="P14"><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14">Developing a competitive and user </text:span><text:span text:style-name="T48">s</text:span><text:span text:style-name="T114">upporting system with Artificial Intelligence capabilities</text:span></text:p>
        </text:list-item>
        <text:list-item>
          <text:p text:style-name="P48"><text:span text:style-name="T110">Using the Machine Learning algorithms and data structures / </text:span><text:span text:style-name="T119">design patterns </text:span><text:span text:style-name="T121">e.g. Strategy pattern</text:span><text:span text:style-name="T119"> </text:span><text:span text:style-name="T50">according to</text:span><text:span text:style-name="T119"> the </text:span><text:span text:style-name="T120">proactive </text:span><text:span text:style-name="T119">business analysis</text:span></text:p>
        </text:list-item>
        <text:list-item>
          <text:p text:style-name="P48"><text:soft-page-break/><text:span text:style-name="T49">Improving the existing </text:span><text:span text:style-name="T115">system according to the Clean Code best practices and technical </text:span><text:span text:style-name="T116">requirements / performance requirements</text:span></text:p>
        </text:list-item>
        <text:list-item>
          <text:p text:style-name="P48"><text:span text:style-name="T115">Extending and troubleshooting the root cause of the problems of the existing web services </text:span><text:span text:style-name="T116">used by mobile applications</text:span><text:span text:style-name="T115"> </text:span><text:span text:style-name="T117">(</text:span><text:span text:style-name="T116">Microsoft Azure</text:span><text:span text:style-name="T115">)</text:span></text:p>
        </text:list-item>
        <text:list-item>
          <text:p text:style-name="P46"><text:span text:style-name="T111">Developing an automation script for parsing and </text:span><text:span text:style-name="T47">collaborating with</text:span><text:span text:style-name="T111"> banking clients </text:span><text:span text:style-name="T112">for </text:span><text:span text:style-name="T111">data </text:span><text:span text:style-name="T112">migration reasons</text:span><text:span text:style-name="T111"> using </text:span><text:span text:style-name="T112">flexible </text:span><text:span text:style-name="T111">banking specific frameworks (Python 2.7, Murex MX.3, </text:span><text:span text:style-name="T113">OpenHFT, FIX / Financial Information Exchange,</text:span><text:span text:style-name="T111"> Red Hat Enterprise Linux 7)</text:span></text:p>
        </text:list-item>
        <text:list-item>
          <text:p text:style-name="P44"><text:span text:style-name="T115">Familiarity with financial engineering and trading systems </text:span><text:span text:style-name="T118">through consulting services</text:span></text:p>
        </text:list-item>
      </text:list>
      <text:h text:style-name="P8" text:outline-level="1"/>
      <text:h text:style-name="P9" text:outline-level="1">EDUCATION</text:h>
      <text:p text:style-name="P32"><text:span text:style-name="Dates_20_Char"><text:span text:style-name="T94">20</text:span></text:span><text:span text:style-name="Dates_20_Char"><text:span text:style-name="T96">14</text:span></text:span><text:span text:style-name="Dates_20_Char"><text:span text:style-name="T94"> – 20</text:span></text:span><text:span text:style-name="Dates_20_Char"><text:span text:style-name="T96">18</text:span></text:span><text:span text:style-name="T75"><text:tab/></text:span><text:span text:style-name="T26">Warsaw School of Computer Science</text:span></text:p>
      <text:p text:style-name="P5"><text:tab/><text:span text:style-name="T67">Computer Science, Bachelor of Science</text:span><text:span text:style-name="T67"/></text:p>
      <text:p text:style-name="P33"><text:span text:style-name="Dates_20_Char"><text:span text:style-name="T94">20</text:span></text:span><text:span text:style-name="Dates_20_Char"><text:span text:style-name="T95">2</text:span></text:span><text:span text:style-name="Dates_20_Char"><text:span text:style-name="T94">1 – 20</text:span></text:span><text:span text:style-name="Dates_20_Char"><text:span text:style-name="T95">22</text:span></text:span><text:span text:style-name="T75"><text:tab/>Warsaw</text:span><text:span text:style-name="T26"> School of Computer Science</text:span></text:p>
      <text:p text:style-name="P6"><text:tab/><text:span text:style-name="T128">IT Project Management</text:span>, <text:span text:style-name="T66">Postgraduate Studies</text:span></text:p>
      <text:p text:style-name="P15"><text:span text:style-name="Dates_20_Char"><text:span text:style-name="T94">20</text:span></text:span><text:span text:style-name="Dates_20_Char"><text:span text:style-name="T96">23</text:span></text:span><text:span text:style-name="Dates_20_Char"><text:span text:style-name="T94"> – 20</text:span></text:span><text:span text:style-name="Dates_20_Char"><text:span text:style-name="T96">24</text:span></text:span><text:span text:style-name="T75"><text:tab/></text:span><text:span text:style-name="T26">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12T09:59:19.601000000</meta:print-date>
    <dc:date>2024-09-12T10:50:07.953000000</dc:date>
    <meta:editing-cycles>338</meta:editing-cycles>
    <meta:editing-duration>P7DT10H53M</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1" meta:character-count="11518" meta:non-whitespace-character-count="1000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